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1" svg:font-family="Verdana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Processo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Nº da Pasta</text:p>
          </table:table-cell>
          <table:table-cell office:value-type="string">
            <text:p>Parte adversa</text:p>
          </table:table-cell>
          <table:table-cell office:value-type="string">
            <text:p> Data de criação</text:p>
          </table:table-cell>
          <table:table-cell office:value-type="string">
            <text:p>Data da inclusão</text:p>
          </table:table-cell>
          <table:table-cell office:value-type="string">
            <text:p>Data da movimentação</text:p>
          </table:table-cell>
          <table:table-cell office:value-type="string">
            <text:p>Tipo de ação</text:p>
          </table:table-cell>
          <table:table-cell office:value-type="string">
            <text:p>Comarca: </text:p>
          </table:table-cell>
          <table:table-cell office:value-type="string">
            <text:p>Status do processo</text:p>
          </table:table-cell>
          <table:table-cell office:value-type="string">
            <text:p> Fase do processo</text:p>
          </table:table-cell>
          <table:table-cell office:value-type="string">
            <text:p> Contagem</text:p>
          </table:table-cell>
          <table:table-cell office:value-type="string">
            <text:p>Número do processo</text:p>
          </table:table-cell>
          <table:table-cell office:value-type="string">
            <text:p>Vara</text:p>
          </table:table-cell>
          <table:table-cell office:value-type="string">
            <text:p> Valor da causa</text:p>
          </table:table-cell>
          <table:table-cell office:value-type="string">
            <text:p>Possibilidade de perd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driana da Silva</text:p>
          </table:table-cell>
          <table:table-cell office:value-type="string">
            <text:p>12 Ago 11, 15h09</text:p>
          </table:table-cell>
          <table:table-cell office:value-type="string">
            <text:p>12 Ago 11, 00h00</text:p>
          </table:table-cell>
          <table:table-cell office:value-type="string">
            <text:p>12 Ago 11, 15h09</text:p>
          </table:table-cell>
          <table:table-cell office:value-type="string">
            <text:p>Busca e apreensão</text:p>
          </table:table-cell>
          <table:table-cell office:value-type="string">
            <text:p>Olinda - P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float" office:value="1">
            <text:p>1</text:p>
          </table:table-cell>
          <table:table-cell office:value-type="string">
            <text:p>001.2004.34586-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enrique Torres Vidal</text:p>
          </table:table-cell>
          <table:table-cell office:value-type="string">
            <text:p>12 Ago 11, 22h35</text:p>
          </table:table-cell>
          <table:table-cell office:value-type="string">
            <text:p>12 Ago 11, 00h00</text:p>
          </table:table-cell>
          <table:table-cell office:value-type="string">
            <text:p>15 Ago 11, 20h18</text:p>
          </table:table-cell>
          <table:table-cell office:value-type="string">
            <text:p>Reintegração de posse</text:p>
          </table:table-cell>
          <table:table-cell office:value-type="string">
            <text:p>Jaboatão dos Guararapes - P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float" office:value="1">
            <text:p>1</text:p>
          </table:table-cell>
          <table:table-cell office:value-type="string">
            <text:p>222.2008.473892-9</text:p>
          </table:table-cell>
          <table:table-cell office:value-type="string">
            <text:p/>
          </table:table-cell>
          <table:table-cell office:value-type="string">
            <text:p>10.000,00</text:p>
          </table:table-cell>
          <table:table-cell office:value-type="string">
            <text:p>Possível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lávia Martins da Silva</text:p>
          </table:table-cell>
          <table:table-cell office:value-type="string">
            <text:p>12 Ago 11, 22h39</text:p>
          </table:table-cell>
          <table:table-cell office:value-type="string">
            <text:p>12 Ago 11, 00h00</text:p>
          </table:table-cell>
          <table:table-cell office:value-type="string">
            <text:p>14 Ago 11, 18h00</text:p>
          </table:table-cell>
          <table:table-cell office:value-type="string">
            <text:p>Consignação de pagamento</text:p>
          </table:table-cell>
          <table:table-cell office:value-type="string">
            <text:p>Recife - PE</text:p>
          </table:table-cell>
          <table:table-cell office:value-type="string">
            <text:p> Inativo</text:p>
          </table:table-cell>
          <table:table-cell office:value-type="string">
            <text:p> Em andamento</text:p>
          </table:table-cell>
          <table:table-cell office:value-type="float" office:value="1">
            <text:p>1</text:p>
          </table:table-cell>
          <table:table-cell office:value-type="string">
            <text:p>001.2009.485935-6</text:p>
          </table:table-cell>
          <table:table-cell office:value-type="string">
            <text:p>1ª vara da capital</text:p>
          </table:table-cell>
          <table:table-cell office:value-type="string">
            <text:p>100.000,00</text:p>
          </table:table-cell>
          <table:table-cell office:value-type="string">
            <text:p>Possível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icardo Santos</text:p>
          </table:table-cell>
          <table:table-cell office:value-type="string">
            <text:p>13 Ago 11, 14h02</text:p>
          </table:table-cell>
          <table:table-cell office:value-type="string">
            <text:p>13 Ago 11, 14h02</text:p>
          </table:table-cell>
          <table:table-cell office:value-type="string">
            <text:p>15 Ago 11, 12h10</text:p>
          </table:table-cell>
          <table:table-cell office:value-type="string">
            <text:p>Ação Monitória</text:p>
          </table:table-cell>
          <table:table-cell office:value-type="string">
            <text:p>Paulista - P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float" office:value="1">
            <text:p>1</text:p>
          </table:table-cell>
          <table:table-cell office:value-type="string">
            <text:p>231.2003.27489-9</text:p>
          </table:table-cell>
          <table:table-cell office:value-type="string">
            <text:p>3ª Vara</text:p>
          </table:table-cell>
          <table:table-cell office:value-type="string">
            <text:p>1.239,87</text:p>
          </table:table-cell>
          <table:table-cell office:value-type="string">
            <text:p>Difícil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ntonio Bezerra da Costa</text:p>
          </table:table-cell>
          <table:table-cell office:value-type="string">
            <text:p>16 Ago 11, 13h39</text:p>
          </table:table-cell>
          <table:table-cell office:value-type="string">
            <text:p>16 Ago 11, 13h39</text:p>
          </table:table-cell>
          <table:table-cell office:value-type="string">
            <text:p>16 Ago 11, 13h39</text:p>
          </table:table-cell>
          <table:table-cell office:value-type="string">
            <text:p>Ação monitória</text:p>
          </table:table-cell>
          <table:table-cell office:value-type="string">
            <text:p>Igarassú - P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float" office:value="1">
            <text:p>1</text:p>
          </table:table-cell>
          <table:table-cell office:value-type="string">
            <text:p>227.2003.1938732-3</text:p>
          </table:table-cell>
          <table:table-cell office:value-type="string">
            <text:p>3ª Vara</text:p>
          </table:table-cell>
          <table:table-cell office:value-type="string">
            <text:p>1.452,00</text:p>
          </table:table-cell>
          <table:table-cell office:value-type="string">
            <text:p>Possível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Formiga Silva</text:p>
          </table:table-cell>
          <table:table-cell office:value-type="string">
            <text:p>16 Ago 11, 19h58</text:p>
          </table:table-cell>
          <table:table-cell office:value-type="string">
            <text:p>16 Ago 11, 19h58</text:p>
          </table:table-cell>
          <table:table-cell office:value-type="string">
            <text:p>17 Ago 11, 16h43</text:p>
          </table:table-cell>
          <table:table-cell office:value-type="string">
            <text:p>Reintegração de Posse</text:p>
          </table:table-cell>
          <table:table-cell office:value-type="string">
            <text:p>Recife - PE</text:p>
          </table:table-cell>
          <table:table-cell office:value-type="string">
            <text:p> Ativo</text:p>
          </table:table-cell>
          <table:table-cell office:value-type="string">
            <text:p> Em andamento</text:p>
          </table:table-cell>
          <table:table-cell office:value-type="float" office:value="1">
            <text:p>1</text:p>
          </table:table-cell>
          <table:table-cell office:value-type="string">
            <text:p>001.2009.34232545</text:p>
          </table:table-cell>
          <table:table-cell office:value-type="string">
            <text:p>1ª</text:p>
          </table:table-cell>
          <table:table-cell office:value-type="string">
            <text:p>2.234,32</text:p>
          </table:table-cell>
          <table:table-cell office:value-type="string">
            <text:p>Possível</text:p>
          </table:table-cell>
        </table:table-row>
        <table:table-row table:style-name="ro1">
          <table:table-cell office:value-type="float" office:value=" Total">
            <text:p> To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number:currency-style style:name="N106P0" style:volatile="true">
      <number:number number:decimal-places="2" number:min-integer-digits="1" number:grouping="true"/>
      <number:text/>
      <number:currency-symbol number:language="pt_br" number:country="PT_BR">R$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/>
      <number:currency-symbol number:language="pt_br" number:country="PT_BR">R$</number:currency-symbol>
      <style:map style:condition="value()&gt;=0" style:apply-style-name="N106P0"/>
    </number:currency-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Legal Case Management 1.0/0.73/db57</meta:generator>
    <meta:creation-date>2006-04-05T19:41:19</meta:creation-date>
    <dc:date>2006-04-05T19:42:20</dc:date>
    <dc:language>en-US</dc:language>
  </office:meta>
</office:document-meta>
</file>